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fo:font-weight="bold" officeooo:rsid="001e2a20" officeooo:paragraph-rsid="001e2a20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e2a20" officeooo:paragraph-rsid="001e2a20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e2a20" officeooo:paragraph-rsid="001e2a20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1504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2754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36ca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68726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879ea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9ab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a794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bcfe4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27547" officeooo:paragraph-rsid="0022754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36ca2" officeooo:paragraph-rsid="00236ca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9d62a" officeooo:paragraph-rsid="0039d62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bold" officeooo:rsid="00215044" officeooo:paragraph-rsid="00215044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bold" officeooo:rsid="0024f903" officeooo:paragraph-rsid="0024f903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6b0b" officeooo:paragraph-rsid="001f6b0b" style:font-size-asian="19.25pt" style:font-weight-asian="bold" style:font-size-complex="22pt" style:font-weight-complex="bold"/>
    </style:style>
    <style:style style:name="T1" style:family="text">
      <style:text-properties officeooo:rsid="001fd266"/>
    </style:style>
    <style:style style:name="T2" style:family="text">
      <style:text-properties officeooo:rsid="00227547"/>
    </style:style>
    <style:style style:name="T3" style:family="text">
      <style:text-properties officeooo:rsid="00236ca2"/>
    </style:style>
    <style:style style:name="T4" style:family="text">
      <style:text-properties officeooo:rsid="002552ec"/>
    </style:style>
    <style:style style:name="T5" style:family="text">
      <style:text-properties officeooo:rsid="00268726"/>
    </style:style>
    <style:style style:name="T6" style:family="text">
      <style:text-properties officeooo:rsid="002879ea"/>
    </style:style>
    <style:style style:name="T7" style:family="text">
      <style:text-properties officeooo:rsid="0029abdb"/>
    </style:style>
    <style:style style:name="T8" style:family="text">
      <style:text-properties officeooo:rsid="002a794d"/>
    </style:style>
    <style:style style:name="T9" style:family="text">
      <style:text-properties officeooo:rsid="002bcfe4"/>
    </style:style>
    <style:style style:name="T10" style:family="text">
      <style:text-properties officeooo:rsid="002c8356"/>
    </style:style>
    <style:style style:name="T11" style:family="text">
      <style:text-properties officeooo:rsid="002e7951"/>
    </style:style>
    <style:style style:name="T12" style:family="text">
      <style:text-properties officeooo:rsid="00311f84"/>
    </style:style>
    <style:style style:name="T13" style:family="text">
      <style:text-properties officeooo:rsid="00312637"/>
    </style:style>
    <style:style style:name="T14" style:family="text">
      <style:text-properties officeooo:rsid="0039d62a"/>
    </style:style>
    <style:style style:name="T15" style:family="text">
      <style:text-properties officeooo:rsid="003b11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WORDPRESS</text:p>
      <text:p text:style-name="P2">INTRODUCTION</text:p>
      <text:p text:style-name="P17">Create a <text:span text:style-name="T1">custom</text:span> the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15"><text:soft-page-break/>Folder Directory</text:p>
      <text:p text:style-name="P4">In the WP folder:</text:p>
      <text:p text:style-name="P4"><text:tab/>cd wp-content/themes</text:p>
      <text:p text:style-name="P4"><text:tab/>mkdir themeName</text:p>
      <text:p text:style-name="P4"><text:tab/>cd themeName</text:p>
      <text:p text:style-name="P4"><text:tab/>touch style.css, index.php, header.php, footer.php</text:p>
      <text:p text:style-name="P4"><text:tab/></text:p>
      <text:p text:style-name="P4">Create a basic html header and footer template in the header.php and folder.php files</text:p>
      <text:p text:style-name="P4"/>
      <text:p text:style-name="P4">//<text:span text:style-name="T2">style.css</text:span></text:p>
      <text:p text:style-name="P5">/*</text:p>
      <text:p text:style-name="P5"><text:tab/><text:span text:style-name="T2">themename: Theme Name</text:span></text:p>
      <text:p text:style-name="P5"><text:tab/><text:span text:style-name="T2">theme uri: </text:span><text:a xlink:type="simple" xlink:href="https://customthemelocation.co.uk/" text:style-name="Internet_20_link" text:visited-style-name="Visited_20_Internet_20_Link"><text:span text:style-name="T2">https://customthemelocation.co.uk</text:span></text:a></text:p>
      <text:p text:style-name="P5"><text:tab/><text:span text:style-name="T2">author: Ali Issaee</text:span></text:p>
      <text:p text:style-name="P5"><text:tab/><text:span text:style-name="T2">version: 0.1.1</text:span></text:p>
      <text:p text:style-name="P5"><text:tab/><text:span text:style-name="T2">description: This theme is awesome</text:span></text:p>
      <text:p text:style-name="P5"><text:tab/><text:span text:style-name="T2">tags: simple, elegant, gorgeous, slick</text:span></text:p>
      <text:p text:style-name="P5">*/</text:p>
      <text:p text:style-name="P5"/>
      <text:p text:style-name="P12">The information in style.css is the information you will find when you view the theme details on WP.</text:p>
      <text:p text:style-name="P12"/>
      <text:p text:style-name="P12"/>
      <text:p text:style-name="P12">//<text:span text:style-name="T3">index.php</text:span></text:p>
      <text:p text:style-name="P6"><text:span text:style-name="T3">&lt;?php get_header(); ?&gt;</text:span></text:p>
      <text:p text:style-name="P6"><text:span text:style-name="T3">&lt;p&gt;Page specific content&lt;/p&gt;</text:span></text:p>
      <text:p text:style-name="P13">&lt;?php get_footer(); ?&gt;</text:p>
      <text:p text:style-name="P13"/>
      <text:p text:style-name="P13"/>
      <text:p text:style-name="P16">Include CSS and JS</text:p>
      <text:p text:style-name="P7"><text:span text:style-name="T4">Create a CSS and JS folder with your main stylesheet and script within them (call them anything, e.g. practice.js, practice.css). Make sure you keep the style.css file made above in the global/base directory.</text:span></text:p>
      <text:p text:style-name="P8"><text:span text:style-name="T5">Create new file in the base directory called functions.php</text:span></text:p>
      <text:p text:style-name="P8"/>
      <text:p text:style-name="P8">//<text:span text:style-name="T6">functions.php</text:span></text:p>
      <text:p text:style-name="P9"><text:tab/>//<text:span text:style-name="T7">create a function to include CSS &amp; JS</text:span></text:p>
      <text:p text:style-name="P9"><text:tab/><text:span text:style-name="T7">function include_files() {</text:span></text:p>
      <text:p text:style-name="P10"><text:tab/><text:tab/><text:span text:style-name="T7">wp_enqueue_style(‘customcss’, get_template_directory_uri() . ‘/css/practice.css’);</text:span></text:p>
      <text:p text:style-name="P10"><text:tab/><text:tab/></text:p>
      <text:p text:style-name="P11"><text:tab/><text:tab/><text:span text:style-name="T8">wp_enqueue_script(‘customjs’, get_template_directory_uri() . ‘/js/practice.js’, true);</text:span></text:p>
      <text:p text:style-name="P11"><text:tab/><text:span text:style-name="T9">}</text:span></text:p>
      <text:p text:style-name="P11"><text:tab/>//<text:span text:style-name="T10">customcss/js = id (can be anything)</text:span></text:p>
      <text:p text:style-name="P11"><text:tab/>//<text:span text:style-name="T10">get_template_directory_uri() = get beginning of absolute path</text:span></text:p>
      <text:p text:style-name="P11"><text:tab/>//<text:span text:style-name="T12">true (JS only) = put &lt;script&gt; in header or footer, false (header) is default.</text:span></text:p>
      <text:p text:style-name="P11"/>
      <text:p text:style-name="P11"/>
      <text:p text:style-name="P11"><text:tab/><text:span text:style-name="T9">add_action(‘wp_enqueue_scripts’, ‘include_files’);</text:span></text:p>
      <text:p text:style-name="P11"/>
      <text:p text:style-name="P11"><text:tab/>//<text:span text:style-name="T13">add_action is a hook function that the WP core launches at specific points during execution, or <text:tab/>when specific events occur.</text:span></text:p>
      <text:p text:style-name="P11"><text:tab/>//<text:span text:style-name="T13">param1 is the function (in str format). wp_enqueue_scripts is the proper hook to use when <text:tab/>enqueueing items that are meant to appear on the front end.</text:span></text:p>
      <text:p text:style-name="P11"><text:tab/>//<text:span text:style-name="T13">param2 is the name of the function you wish to be called</text:span></text:p>
      <text:p text:style-name="P11"/>
      <text:p text:style-name="P11">//<text:span text:style-name="T14">header.php</text:span></text:p>
      <text:p text:style-name="P11"/>
      <text:p text:style-name="P11"><text:tab/><text:tab/><text:span text:style-name="T14">&lt;?php wp_head(); ?&gt;</text:span></text:p>
      <text:p text:style-name="P14"><text:tab/>&lt;/head&gt;</text:p>
      <text:p text:style-name="P3"><text:tab/><text:span text:style-name="T15">&lt;!-- The styles from the practice.css should now be applied →</text:span></text:p>
      <text:p text:style-name="P3"/>
      <text:p text:style-name="P3"/>
      <text:p text:style-name="P3"/>
      <text:p text:style-name="P3"/>
      <text:p text:style-name="P3"><text:soft-page-break/>//<text:span text:style-name="T15">footer.php</text:span></text:p>
      <text:p text:style-name="P3"/>
      <text:p text:style-name="P3"><text:tab/><text:tab/><text:span text:style-name="T15">&lt;?php wp_footer(); ?&gt;</text:span></text:p>
      <text:p text:style-name="P3"><text:tab/><text:span text:style-name="T15">&lt;/body&gt;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8:14:27.894123774</meta:creation-date>
    <dc:date>2018-07-24T18:37:13.191590388</dc:date>
    <meta:editing-duration>PT22M31S</meta:editing-duration>
    <meta:editing-cycles>30</meta:editing-cycles>
    <meta:generator>LibreOffice/6.0.3.2$Linux_X86_64 LibreOffice_project/00m0$Build-2</meta:generator>
    <meta:document-statistic meta:table-count="0" meta:image-count="0" meta:object-count="0" meta:page-count="3" meta:paragraph-count="49" meta:word-count="265" meta:character-count="1895" meta:non-whitespace-character-count="1641"/>
  </office:meta>
</office:document-meta>
</file>